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c21" officeooo:paragraph-rsid="00155c21"/>
    </style:style>
    <style:style style:name="P2" style:family="paragraph" style:parent-style-name="Text_20_body">
      <style:text-properties officeooo:paragraph-rsid="00176919"/>
    </style:style>
    <style:style style:name="P3" style:family="paragraph" style:parent-style-name="Text_20_body">
      <style:text-properties officeooo:paragraph-rsid="0018df1a"/>
    </style:style>
    <style:style style:name="P4" style:family="paragraph" style:parent-style-name="Text_20_body">
      <style:text-properties officeooo:rsid="001b29ec" officeooo:paragraph-rsid="001b29ec"/>
    </style:style>
    <style:style style:name="P5" style:family="paragraph" style:parent-style-name="Heading_20_3_20_-_20_Numbered">
      <style:text-properties officeooo:paragraph-rsid="00391607"/>
    </style:style>
    <style:style style:name="P6" style:family="paragraph" style:parent-style-name="Text_20_body" style:list-style-name="L1">
      <style:text-properties officeooo:paragraph-rsid="0018df1a"/>
    </style:style>
    <style:style style:name="P7" style:family="paragraph" style:parent-style-name="Text_20_body" style:list-style-name="L1">
      <style:text-properties officeooo:rsid="001a7ae9" officeooo:paragraph-rsid="001a7ae9"/>
    </style:style>
    <style:style style:name="P8" style:family="paragraph" style:parent-style-name="Text_20_body">
      <style:text-properties officeooo:rsid="001a7ae9" officeooo:paragraph-rsid="001a7ae9"/>
    </style:style>
    <style:style style:name="P9" style:family="paragraph" style:parent-style-name="Text_20_body" style:list-style-name="L1">
      <style:text-properties officeooo:rsid="001e92cf" officeooo:paragraph-rsid="001e92cf"/>
    </style:style>
    <style:style style:name="P10" style:family="paragraph" style:parent-style-name="Text_20_body" style:list-style-name="L2">
      <style:text-properties officeooo:rsid="001e92cf" officeooo:paragraph-rsid="001e92cf"/>
    </style:style>
    <style:style style:name="P11" style:family="paragraph" style:parent-style-name="Text_20_body" style:list-style-name="L2">
      <style:text-properties officeooo:rsid="001e92cf" officeooo:paragraph-rsid="00391607"/>
    </style:style>
    <style:style style:name="P12" style:family="paragraph" style:parent-style-name="Text_20_body" style:list-style-name="L3">
      <style:text-properties officeooo:rsid="001e92cf" officeooo:paragraph-rsid="002a336a"/>
    </style:style>
    <style:style style:name="P13" style:family="paragraph" style:parent-style-name="Text_20_body">
      <style:text-properties officeooo:rsid="001e92cf" officeooo:paragraph-rsid="00391607"/>
    </style:style>
    <style:style style:name="P14" style:family="paragraph" style:parent-style-name="Text_20_body" style:list-style-name="L6">
      <style:text-properties officeooo:rsid="001e92cf" officeooo:paragraph-rsid="00391607"/>
    </style:style>
    <style:style style:name="P15" style:family="paragraph" style:parent-style-name="Text_20_body" style:list-style-name="L6">
      <style:text-properties officeooo:rsid="001e92cf" officeooo:paragraph-rsid="0039a526"/>
    </style:style>
    <style:style style:name="P16" style:family="paragraph" style:parent-style-name="Text_20_body" style:list-style-name="L1">
      <style:text-properties officeooo:rsid="0018df1a" officeooo:paragraph-rsid="0018df1a"/>
    </style:style>
    <style:style style:name="P17" style:family="paragraph" style:parent-style-name="Text_20_body" style:list-style-name="L1">
      <style:text-properties officeooo:rsid="001b29ec" officeooo:paragraph-rsid="001b29ec"/>
    </style:style>
    <style:style style:name="P18" style:family="paragraph" style:parent-style-name="Text_20_body" style:list-style-name="L1">
      <style:text-properties officeooo:rsid="001c894d" officeooo:paragraph-rsid="001c894d"/>
    </style:style>
    <style:style style:name="P19" style:family="paragraph" style:parent-style-name="Text_20_body" style:list-style-name="L1">
      <style:text-properties officeooo:rsid="001d24de" officeooo:paragraph-rsid="001d24de"/>
    </style:style>
    <style:style style:name="P20" style:family="paragraph" style:parent-style-name="Text_20_body" style:list-style-name="L1">
      <style:text-properties officeooo:rsid="0019e63b" officeooo:paragraph-rsid="0019e63b"/>
    </style:style>
    <style:style style:name="P21" style:family="paragraph" style:parent-style-name="Text_20_body" style:list-style-name="L1">
      <style:text-properties officeooo:rsid="0019e63b" officeooo:paragraph-rsid="001a7ae9"/>
    </style:style>
    <style:style style:name="P22" style:family="paragraph" style:parent-style-name="Text_20_body" style:list-style-name="L2">
      <style:text-properties officeooo:paragraph-rsid="00256279"/>
    </style:style>
    <style:style style:name="P23" style:family="paragraph" style:parent-style-name="Text_20_body" style:list-style-name="L2">
      <style:text-properties officeooo:paragraph-rsid="00391607"/>
    </style:style>
    <style:style style:name="P24" style:family="paragraph" style:parent-style-name="Text_20_body" style:list-style-name="L2">
      <style:text-properties officeooo:rsid="001f7abb" officeooo:paragraph-rsid="001f7abb"/>
    </style:style>
    <style:style style:name="P25" style:family="paragraph" style:parent-style-name="Text_20_body" style:list-style-name="L2">
      <style:text-properties officeooo:rsid="001f7abb" officeooo:paragraph-rsid="00391607"/>
    </style:style>
    <style:style style:name="P26" style:family="paragraph" style:parent-style-name="Text_20_body" style:list-style-name="L3">
      <style:text-properties officeooo:rsid="001f7abb" officeooo:paragraph-rsid="002a336a"/>
    </style:style>
    <style:style style:name="P27" style:family="paragraph" style:parent-style-name="Text_20_body" style:list-style-name="L6">
      <style:text-properties officeooo:rsid="001f7abb" officeooo:paragraph-rsid="00391607"/>
    </style:style>
    <style:style style:name="P28" style:family="paragraph" style:parent-style-name="Text_20_body" style:list-style-name="L6">
      <style:text-properties officeooo:rsid="001f7abb" officeooo:paragraph-rsid="0039a526"/>
    </style:style>
    <style:style style:name="P29" style:family="paragraph" style:parent-style-name="Text_20_body" style:list-style-name="L3">
      <style:text-properties officeooo:rsid="00176919" officeooo:paragraph-rsid="002a336a"/>
    </style:style>
    <style:style style:name="P30" style:family="paragraph" style:parent-style-name="Text_20_body" style:list-style-name="L6">
      <style:text-properties officeooo:rsid="00176919" officeooo:paragraph-rsid="00391607"/>
    </style:style>
    <style:style style:name="P31" style:family="paragraph" style:parent-style-name="Text_20_body" style:list-style-name="L6">
      <style:text-properties officeooo:rsid="00176919" officeooo:paragraph-rsid="0039a526"/>
    </style:style>
    <style:style style:name="P32" style:family="paragraph" style:parent-style-name="Text_20_body" style:list-style-name="L2">
      <style:text-properties officeooo:rsid="0022562c" officeooo:paragraph-rsid="00256279"/>
    </style:style>
    <style:style style:name="P33" style:family="paragraph" style:parent-style-name="Text_20_body" style:list-style-name="L2">
      <style:text-properties officeooo:rsid="0022562c" officeooo:paragraph-rsid="00391607"/>
    </style:style>
    <style:style style:name="P34" style:family="paragraph" style:parent-style-name="Text_20_body" style:list-style-name="L2">
      <style:text-properties officeooo:rsid="0022e0bf" officeooo:paragraph-rsid="0022e0bf"/>
    </style:style>
    <style:style style:name="P35" style:family="paragraph" style:parent-style-name="Text_20_body" style:list-style-name="L2">
      <style:text-properties officeooo:rsid="0022e0bf" officeooo:paragraph-rsid="00391607"/>
    </style:style>
    <style:style style:name="P36" style:family="paragraph" style:parent-style-name="Text_20_body" style:list-style-name="L2">
      <style:text-properties officeooo:rsid="00256279" officeooo:paragraph-rsid="00256279"/>
    </style:style>
    <style:style style:name="P37" style:family="paragraph" style:parent-style-name="Text_20_body" style:list-style-name="L2">
      <style:text-properties officeooo:rsid="00256279" officeooo:paragraph-rsid="00391607"/>
    </style:style>
    <style:style style:name="P38" style:family="paragraph" style:parent-style-name="Text_20_body">
      <style:text-properties officeooo:paragraph-rsid="001e92cf"/>
    </style:style>
    <style:style style:name="P39" style:family="paragraph" style:parent-style-name="Text_20_body">
      <style:text-properties officeooo:paragraph-rsid="001b29ec"/>
    </style:style>
    <style:style style:name="P40" style:family="paragraph" style:parent-style-name="Text_20_body">
      <style:text-properties officeooo:paragraph-rsid="0028fe86"/>
    </style:style>
    <style:style style:name="P41" style:family="paragraph" style:parent-style-name="Text_20_body">
      <style:text-properties officeooo:rsid="002a336a" officeooo:paragraph-rsid="002a336a"/>
    </style:style>
    <style:style style:name="P42" style:family="paragraph" style:parent-style-name="Text_20_body" style:list-style-name="L4">
      <style:text-properties officeooo:rsid="002a336a" officeooo:paragraph-rsid="002a336a"/>
    </style:style>
    <style:style style:name="P43" style:family="paragraph" style:parent-style-name="Text_20_body" style:list-style-name="L4">
      <style:text-properties officeooo:rsid="002a336a" officeooo:paragraph-rsid="00391607"/>
    </style:style>
    <style:style style:name="P44" style:family="paragraph" style:parent-style-name="Text_20_body" style:list-style-name="L4">
      <style:text-properties officeooo:rsid="002a336a" officeooo:paragraph-rsid="0039a526"/>
    </style:style>
    <style:style style:name="P45" style:family="paragraph" style:parent-style-name="Text_20_body">
      <style:text-properties officeooo:rsid="002a336a" officeooo:paragraph-rsid="00391607"/>
    </style:style>
    <style:style style:name="P46" style:family="paragraph" style:parent-style-name="Text_20_body">
      <style:text-properties officeooo:rsid="002a336a" officeooo:paragraph-rsid="0039a526"/>
    </style:style>
    <style:style style:name="P47" style:family="paragraph" style:parent-style-name="Text_20_body">
      <style:text-properties officeooo:paragraph-rsid="002a336a"/>
    </style:style>
    <style:style style:name="P48" style:family="paragraph" style:parent-style-name="Text_20_body">
      <style:text-properties officeooo:rsid="002bd247" officeooo:paragraph-rsid="0039a526"/>
    </style:style>
    <style:style style:name="P49" style:family="paragraph" style:parent-style-name="Text_20_body" style:list-style-name="L3">
      <style:text-properties officeooo:rsid="002fd6a8" officeooo:paragraph-rsid="002fd6a8"/>
    </style:style>
    <style:style style:name="P50" style:family="paragraph" style:parent-style-name="Text_20_body" style:list-style-name="L6">
      <style:text-properties officeooo:rsid="002fd6a8" officeooo:paragraph-rsid="00391607"/>
    </style:style>
    <style:style style:name="P51" style:family="paragraph" style:parent-style-name="Text_20_body" style:list-style-name="L6">
      <style:text-properties officeooo:rsid="002fd6a8" officeooo:paragraph-rsid="0039a526"/>
    </style:style>
    <style:style style:name="P52" style:family="paragraph" style:parent-style-name="Text_20_body">
      <style:text-properties officeooo:paragraph-rsid="002fd6a8"/>
    </style:style>
    <style:style style:name="P53" style:family="paragraph" style:parent-style-name="Text_20_body">
      <style:text-properties officeooo:paragraph-rsid="00339358"/>
    </style:style>
    <style:style style:name="P54" style:family="paragraph" style:parent-style-name="Text_20_body">
      <style:text-properties officeooo:paragraph-rsid="00344c5a"/>
    </style:style>
    <style:style style:name="P55" style:family="paragraph" style:parent-style-name="Text_20_body">
      <style:text-properties officeooo:rsid="00344c5a" officeooo:paragraph-rsid="00344c5a"/>
    </style:style>
    <style:style style:name="P56" style:family="paragraph" style:parent-style-name="Text_20_body">
      <style:text-properties officeooo:rsid="0036365d" officeooo:paragraph-rsid="0036365d"/>
    </style:style>
    <style:style style:name="P57" style:family="paragraph" style:parent-style-name="Text_20_body">
      <style:text-properties officeooo:paragraph-rsid="0036365d"/>
    </style:style>
    <style:style style:name="P58" style:family="paragraph" style:parent-style-name="Text_20_body">
      <style:text-properties officeooo:paragraph-rsid="0039a526"/>
    </style:style>
    <style:style style:name="T1" style:family="text">
      <style:text-properties officeooo:rsid="00176919"/>
    </style:style>
    <style:style style:name="T2" style:family="text">
      <style:text-properties officeooo:rsid="0018df1a"/>
    </style:style>
    <style:style style:name="T3" style:family="text">
      <style:text-properties officeooo:rsid="001a7ae9"/>
    </style:style>
    <style:style style:name="T4" style:family="text">
      <style:text-properties style:font-name="Liberation Sans" fo:font-size="14.1000003814697pt" fo:font-weight="bold" officeooo:rsid="001a7ae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ans" fo:font-size="14.1000003814697pt" fo:font-weight="bold" officeooo:rsid="001b29e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33935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officeooo:rsid="001b29ec"/>
    </style:style>
    <style:style style:name="T8" style:family="text">
      <style:text-properties officeooo:rsid="001d24de"/>
    </style:style>
    <style:style style:name="T9" style:family="text">
      <style:text-properties officeooo:rsid="001e92cf"/>
    </style:style>
    <style:style style:name="T10" style:family="text">
      <style:text-properties officeooo:rsid="001f7abb"/>
    </style:style>
    <style:style style:name="T11" style:family="text">
      <style:text-properties officeooo:rsid="0022e0bf"/>
    </style:style>
    <style:style style:name="T12" style:family="text">
      <style:text-properties officeooo:rsid="00256279"/>
    </style:style>
    <style:style style:name="T13" style:family="text">
      <style:text-properties officeooo:rsid="00281563"/>
    </style:style>
    <style:style style:name="T14" style:family="text">
      <style:text-properties officeooo:rsid="0028fe86"/>
    </style:style>
    <style:style style:name="T15" style:family="text">
      <style:text-properties officeooo:rsid="0029d9a9"/>
    </style:style>
    <style:style style:name="T16" style:family="text">
      <style:text-properties officeooo:rsid="002a336a"/>
    </style:style>
    <style:style style:name="T17" style:family="text">
      <style:text-properties officeooo:rsid="002bd247"/>
    </style:style>
    <style:style style:name="T18" style:family="text">
      <style:text-properties officeooo:rsid="002d6f2f"/>
    </style:style>
    <style:style style:name="T19" style:family="text">
      <style:text-properties officeooo:rsid="002f3834"/>
    </style:style>
    <style:style style:name="T20" style:family="text">
      <style:text-properties officeooo:rsid="002fd6a8"/>
    </style:style>
    <style:style style:name="T21" style:family="text">
      <style:text-properties officeooo:rsid="0030fc63"/>
    </style:style>
    <style:style style:name="T22" style:family="text">
      <style:text-properties officeooo:rsid="00339358"/>
    </style:style>
    <style:style style:name="T23" style:family="text">
      <style:text-properties officeooo:rsid="00341930"/>
    </style:style>
    <style:style style:name="T24" style:family="text">
      <style:text-properties officeooo:rsid="0036365d"/>
    </style:style>
    <style:style style:name="T25" style:family="text">
      <style:text-properties officeooo:rsid="003916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quirements</text:h>
      <text:p text:style-name="P1"/>
      <text:h text:style-name="Heading_20_2" text:outline-level="2">Product Description</text:h>
      <text:p text:style-name="P2"><text:span text:style-name="T1">The demo project involves creating a browser based web </text:span><text:span text:style-name="T2">site</text:span><text:span text:style-name="T1"> designer </text:span><text:span text:style-name="T9">application</text:span><text:span text:style-name="T1">.</text:span></text:p>
      <text:p text:style-name="P3"><text:span text:style-name="T1">Users will be able to </text:span><text:span text:style-name="T3">sign</text:span><text:span text:style-name="T1"> into the </text:span><text:span text:style-name="T2">designer and perform the following functions:</text:span></text:p>
      <text:list xml:id="list709487632" text:style-name="L1">
        <text:list-item>
          <text:p text:style-name="P7">Administer their account</text:p>
        </text:list-item>
        <text:list-item>
          <text:p text:style-name="P6"><text:span text:style-name="T2">Create and </text:span><text:span text:style-name="T9">administer</text:span><text:span text:style-name="T2"> web sites</text:span></text:p>
          <text:list>
            <text:list-item>
              <text:p text:style-name="P9">Administration might include UAC, activating shopping or other features </text:p>
            </text:list-item>
          </text:list>
        </text:list-item>
        <text:list-item>
          <text:p text:style-name="P16">Create web page templates</text:p>
        </text:list-item>
        <text:list-item>
          <text:p text:style-name="P16">Create web pages from a blank or a saved template</text:p>
        </text:list-item>
        <text:list-item>
          <text:p text:style-name="P17">Add components to web pages and configure those components</text:p>
        </text:list-item>
        <text:list-item>
          <text:p text:style-name="P17">View a 3d map of the web site</text:p>
          <text:list>
            <text:list-item>
              <text:p text:style-name="P18">Menu components are displayed only once <text:span text:style-name="T8">per configuration</text:span>, not for each page instance</text:p>
            </text:list-item>
            <text:list-item>
              <text:p text:style-name="P19">option to treat other components per configuration (e.g. for those on templates and thus used on many pages with the same links)</text:p>
            </text:list-item>
          </text:list>
        </text:list-item>
        <text:list-item>
          <text:p text:style-name="P20">Preview a version of their site</text:p>
        </text:list-item>
        <text:list-item>
          <text:p text:style-name="P21">Publish their site to a host using FTP. <text:s/>Other common publishing options to be investigated</text:p>
        </text:list-item>
      </text:list>
      <text:p text:style-name="P4">The designer <text:span text:style-name="T9">application </text:span>will use the same com<text:span text:style-name="T9">ponents as can be added to pages it can create, where applicable.</text:span></text:p>
      <text:h text:style-name="Heading_20_2" text:outline-level="2">Feature List</text:h>
      <text:list xml:id="list3325442615" text:style-name="Numbering_20_123">
        <text:list-item>
          <text:h text:style-name="Heading_20_3_20_-_20_Numbered" text:outline-level="3">User Sign <text:span text:style-name="T6">In</text:span></text:h>
        </text:list-item>
      </text:list>
      <text:p text:style-name="P53"><text:span text:style-name="T22">Create the home page. <text:s/>On page request the server will check for a valid user session. <text:s/>If found then the browser will be redirected to the User Account page. <text:s/>If not found then the User Sign In page is displayed.</text:span></text:p>
      <text:p text:style-name="P54"><text:span text:style-name="T7">The </text:span><text:span text:style-name="T3">User Sign In page </text:span><text:span text:style-name="T7">contains </text:span><text:span text:style-name="T9">Email</text:span><text:span text:style-name="T7"> and Password fields, and Sign In </text:span><text:span text:style-name="T13">and Sign Up </text:span><text:span text:style-name="T7">button</text:span><text:span text:style-name="T13">s</text:span><text:span text:style-name="T7">.</text:span></text:p>
      <text:p text:style-name="P55">When the user clicks the Sign In button the Email and Password field are submitted to the server. <text:s/>The server will check the fields against the stored user records. <text:s/>If the credentials are correct then the browser will be redirected to the <text:span text:style-name="T24">User Account page. <text:s/>If the credentials are incorrect, or there is any other error, then the User Sign In page is redisplayed with the error message displayed.</text:span></text:p>
      <text:p text:style-name="P57"><text:span text:style-name="T24">When the user clicks the Sign Up button the User Sign Up page is displayed.</text:span></text:p>
      <text:p text:style-name="P56"><text:span text:style-name="T14">The User Sign Up page contains </text:span><text:span text:style-name="T9">Email, </text:span>P<text:span text:style-name="T9">assword, </text:span><text:span text:style-name="T14">and </text:span>C<text:span text:style-name="T9">onfirm </text:span>P<text:span text:style-name="T9">assword fields, </text:span><text:span text:style-name="T14">and a </text:span><text:span text:style-name="T15">Sign Up</text:span><text:span text:style-name="T9"> button.</text:span></text:p>
      <text:p text:style-name="P57"><text:soft-page-break/><text:span text:style-name="T24">When the Sign Up button is clicked the </text:span><text:span text:style-name="T9">Email, </text:span><text:span text:style-name="T24">P</text:span><text:span text:style-name="T9">assword, </text:span><text:span text:style-name="T14">and </text:span><text:span text:style-name="T24">C</text:span><text:span text:style-name="T9">onfirm </text:span><text:span text:style-name="T24">P</text:span><text:span text:style-name="T9">assword fields </text:span><text:span text:style-name="T24">are sent to the server. <text:s/>The server will check for an existing email address and then if passwords match. <text:s/>If checks fail the </text:span><text:span text:style-name="T14">User Sign Up page </text:span><text:span text:style-name="T24">will display an error message. <text:s/>If checks are passed then the server will create a new User record and a valid session, the </text:span><text:span text:style-name="T14">User Sign Up page </text:span><text:span text:style-name="T24">will display a success message and then redirect to the User Account page after 5 seconds.</text:span></text:p>
      <text:list xml:id="list12638221822592" text:continue-numbering="true" text:style-name="Numbering_20_123">
        <text:list-item>
          <text:h text:style-name="P5" text:outline-level="3">User Account page</text:h>
        </text:list-item>
      </text:list>
      <text:p text:style-name="P13">The User Account page will display the following sections using an accordion control. <text:s/><text:span text:style-name="T10">Each section name is the accordion text.</text:span></text:p>
      <text:list xml:id="list120342843" text:style-name="L2">
        <text:list-item>
          <text:p text:style-name="P11">Account details</text:p>
          <text:list>
            <text:list-item>
              <text:p text:style-name="P11">Email, password, confirm password fields. <text:s/>Save <text:span text:style-name="T19">and Sign Out </text:span>button<text:span text:style-name="T19">s</text:span></text:p>
            </text:list-item>
          </text:list>
        </text:list-item>
        <text:list-item>
          <text:p text:style-name="P11">Web site list</text:p>
          <text:list>
            <text:list-item>
              <text:p text:style-name="P25">Accordion control for each site. <text:s/>Each site name is the accordian text</text:p>
            </text:list-item>
            <text:list-item>
              <text:p text:style-name="P25">Each site detail will contain:</text:p>
              <text:list>
                <text:list-item>
                  <text:p text:style-name="P33">Site web page list. <text:s/><text:span text:style-name="T11">Accordion control</text:span></text:p>
                </text:list-item>
                <text:list-item>
                  <text:p text:style-name="P37">Web page list detail will contain:</text:p>
                  <text:list>
                    <text:list-item>
                      <text:p text:style-name="P37">List of page names</text:p>
                    </text:list-item>
                    <text:list-item>
                      <text:p text:style-name="P37">Delete button for each page name</text:p>
                    </text:list-item>
                    <text:list-item>
                      <text:p text:style-name="P37">Add page button</text:p>
                    </text:list-item>
                  </text:list>
                </text:list-item>
                <text:list-item>
                  <text:p text:style-name="P35">Site template page list. <text:s/>Accordion control</text:p>
                </text:list-item>
                <text:list-item>
                  <text:p text:style-name="P23"><text:span text:style-name="T12">Template page list detail will contain:</text:span></text:p>
                  <text:list>
                    <text:list-item>
                      <text:p text:style-name="P37">List of page names</text:p>
                    </text:list-item>
                    <text:list-item>
                      <text:p text:style-name="P37">Delete button for each page name</text:p>
                    </text:list-item>
                    <text:list-item>
                      <text:p text:style-name="P37">Add page button</text:p>
                    </text:list-item>
                  </text:list>
                </text:list-item>
                <text:list-item>
                  <text:p text:style-name="P37">Clicking on a page name will open that template or web page in the Page Deisgner in a new browser tab</text:p>
                </text:list-item>
                <text:list-item>
                  <text:p text:style-name="P23"><text:span text:style-name="T23">View Map, Preview, Publish and </text:span><text:span text:style-name="T11">Delete button</text:span><text:span text:style-name="T23">s</text:span></text:p>
                </text:list-item>
              </text:list>
            </text:list-item>
          </text:list>
        </text:list-item>
      </text:list>
      <text:list xml:id="list12640101275107" text:continue-list="list12638221822592" text:style-name="Numbering_20_123">
        <text:list-item>
          <text:h text:style-name="Heading_20_3_20_-_20_Numbered" text:outline-level="3"><text:span text:style-name="T19">Page Designer – </text:span><text:span text:style-name="T20">Framework</text:span></text:h>
        </text:list-item>
      </text:list>
      <text:p text:style-name="P45">The designer has a <text:span text:style-name="T17">Revert button, a </text:span>Tool palette, a Component palette <text:span text:style-name="T17">and a Save button </text:span>displayed horizantally at the top of the page, and a Properties list displayed vertically on the right of the page. <text:s/>The remaining area displays the page design content.</text:p>
      <text:list xml:id="list12639210089675" text:continue-numbering="true" text:style-name="Numbering_20_123">
        <text:list-item>
          <text:h text:style-name="Heading_20_3_20_-_20_Numbered" text:outline-level="3">Page Designer – <text:span text:style-name="T20">Tool Palette – Framework</text:span></text:h>
        </text:list-item>
      </text:list>
      <text:p text:style-name="P46">The Tool palette has the following tools:</text:p>
      <text:list xml:id="list1578858741" text:style-name="L4">
        <text:list-item>
          <text:p text:style-name="P44">Arrow selection</text:p>
        </text:list-item>
        <text:list-item>
          <text:p text:style-name="P44"><text:soft-page-break/>Box selection</text:p>
        </text:list-item>
      </text:list>
      <text:list xml:id="list12639005541578" text:continue-list="list12639210089675" text:style-name="Numbering_20_123">
        <text:list-item>
          <text:h text:style-name="Heading_20_3_20_-_20_Numbered" text:outline-level="3">Page Designer – Component Palette – Framework</text:h>
        </text:list-item>
      </text:list>
      <text:p text:style-name="P58"><text:span text:style-name="T1">The </text:span><text:span text:style-name="T16">Component palette has</text:span><text:span text:style-name="T1"> the following components:</text:span></text:p>
      <text:list xml:id="list3581361640" text:style-name="L6">
        <text:list-item>
          <text:p text:style-name="P31">Header</text:p>
        </text:list-item>
        <text:list-item>
          <text:p text:style-name="P31">Footer</text:p>
        </text:list-item>
        <text:list-item>
          <text:p text:style-name="P31">Menu</text:p>
        </text:list-item>
        <text:list-item>
          <text:p text:style-name="P15">Accordion</text:p>
        </text:list-item>
        <text:list-item>
          <text:p text:style-name="P31">Paragraph</text:p>
        </text:list-item>
        <text:list-item>
          <text:p text:style-name="P31">Image</text:p>
        </text:list-item>
        <text:list-item>
          <text:p text:style-name="P51">Dataset</text:p>
        </text:list-item>
        <text:list-item>
          <text:p text:style-name="P28">Form</text:p>
          <text:list>
            <text:list-item>
              <text:p text:style-name="P28">Text input</text:p>
            </text:list-item>
            <text:list-item>
              <text:p text:style-name="P28">Number input</text:p>
            </text:list-item>
            <text:list-item>
              <text:p text:style-name="P28">Date input</text:p>
            </text:list-item>
            <text:list-item>
              <text:p text:style-name="P28">Email input</text:p>
            </text:list-item>
            <text:list-item>
              <text:p text:style-name="P28">Password input</text:p>
            </text:list-item>
          </text:list>
        </text:list-item>
        <text:list-item>
          <text:p text:style-name="P31">Embedded video</text:p>
        </text:list-item>
        <text:list-item>
          <text:p text:style-name="P31">Google Maps</text:p>
        </text:list-item>
        <text:list-item>
          <text:p text:style-name="P31">YouTube</text:p>
        </text:list-item>
        <text:list-item>
          <text:p text:style-name="P31">Accuweather</text:p>
        </text:list-item>
        <text:list-item>
          <text:p text:style-name="P31">Account sign-in</text:p>
        </text:list-item>
      </text:list>
      <text:p text:style-name="P48">Dragging a component onto the design content <text:span text:style-name="T18">adds an instance to the page. <text:s/>When a component instance is selected it’s properties are displayed in the Properties list.</text:span></text:p>
      <text:list xml:id="list12639165067705" text:continue-list="list12639005541578" text:style-name="Numbering_20_123">
        <text:list-item>
          <text:h text:style-name="Heading_20_3_20_-_20_Numbered" text:outline-level="3"><text:soft-page-break/>Page Designer – Properties list – Framework</text:h>
        </text:list-item>
        <text:list-item>
          <text:h text:style-name="Heading_20_3_20_-_20_Numbered" text:outline-level="3"><text:span text:style-name="T20">Page Designer – Component Palette – </text:span><text:span text:style-name="T1">Header </text:span><text:span text:style-name="T20">component</text:span></text:h>
        </text:list-item>
        <text:list-item>
          <text:h text:style-name="Heading_20_3_20_-_20_Numbered" text:outline-level="3"><text:span text:style-name="T20">Page Designer – Component Palette – </text:span><text:span text:style-name="T21">Footer</text:span><text:span text:style-name="T1"> </text:span><text:span text:style-name="T20">component</text:span></text:h>
        </text:list-item>
        <text:list-item>
          <text:h text:style-name="Heading_20_3_20_-_20_Numbered" text:outline-level="3"><text:span text:style-name="T20">Page Designer – Component Palette – </text:span><text:span text:style-name="T21">Menu</text:span><text:span text:style-name="T1"> </text:span><text:span text:style-name="T20">component</text:span></text:h>
        </text:list-item>
        <text:list-item>
          <text:h text:style-name="Heading_20_3_20_-_20_Numbered" text:outline-level="3"><text:span text:style-name="T20">Page Designer – Component Palette – </text:span><text:span text:style-name="T21">Accordion</text:span><text:span text:style-name="T1"> </text:span><text:span text:style-name="T20">component</text:span></text:h>
        </text:list-item>
        <text:list-item>
          <text:h text:style-name="Heading_20_3_20_-_20_Numbered" text:outline-level="3">Page Designer – Tool Palette – Arrow selection</text:h>
        </text:list-item>
        <text:list-item>
          <text:h text:style-name="Heading_20_3_20_-_20_Numbered" text:outline-level="3">Page Designer – Tool Palette – Box selection</text:h>
        </text:list-item>
        <text:list-item>
          <text:h text:style-name="Heading_20_3_20_-_20_Numbered" text:outline-level="3">Page Designer – Component Palette – <text:span text:style-name="T1">Paragraph </text:span>component</text:h>
        </text:list-item>
        <text:list-item>
          <text:h text:style-name="Heading_20_3_20_-_20_Numbered" text:outline-level="3">Page Designer – Component Palette – <text:span text:style-name="T1">Image </text:span>component</text:h>
        </text:list-item>
        <text:list-item>
          <text:h text:style-name="Heading_20_3_20_-_20_Numbered" text:outline-level="3">Page Designer – Component Palette – Dataset<text:span text:style-name="T1"> </text:span>component</text:h>
        </text:list-item>
        <text:list-item>
          <text:h text:style-name="Heading_20_3_20_-_20_Numbered" text:outline-level="3">Page Designer – Component Palette – <text:span text:style-name="T10">Form</text:span><text:span text:style-name="T1"> </text:span>component</text:h>
        </text:list-item>
        <text:list-item>
          <text:h text:style-name="Heading_20_3_20_-_20_Numbered" text:outline-level="3">Page Designer – Component Palette – <text:span text:style-name="T1">Embedded video </text:span>component</text:h>
        </text:list-item>
        <text:list-item>
          <text:h text:style-name="Heading_20_3_20_-_20_Numbered" text:outline-level="3">Page Designer – Component Palette – <text:span text:style-name="T1">Google Maps </text:span>component</text:h>
        </text:list-item>
        <text:list-item>
          <text:h text:style-name="Heading_20_3_20_-_20_Numbered" text:outline-level="3">Page Designer – Component Palette – <text:span text:style-name="T1">YouTube </text:span>component</text:h>
        </text:list-item>
        <text:list-item>
          <text:h text:style-name="Heading_20_3_20_-_20_Numbered" text:outline-level="3">Page Designer – Component Palette – <text:span text:style-name="T1">Accuweather </text:span>component</text:h>
        </text:list-item>
        <text:list-item>
          <text:h text:style-name="Heading_20_3_20_-_20_Numbered" text:outline-level="3">Page Designer – Component Palette – <text:span text:style-name="T1">Account sign-in </text:span>component</text:h>
        </text:list-item>
      </text:list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3_20_-_20_Numbered" style:display-name="Heading 3 - Numbered" style:family="paragraph" style:parent-style-name="Heading_20_3" style:list-style-name="Numbering_20_123" style:master-page-name="">
      <style:paragraph-properties fo:margin-left="0cm" fo:margin-right="0cm" fo:text-indent="0cm" style:auto-text-indent="false" style:page-number="auto" text:number-lines="false" text:line-number="0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1.365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8:40:17.659818661</meta:creation-date>
    <dc:date>2022-06-15T01:02:35.011080916</dc:date>
    <meta:editing-duration>P1DT7H15M46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4" meta:paragraph-count="86" meta:word-count="827" meta:character-count="4815" meta:non-whitespace-character-count="4088"/>
  </office:meta>
</office:document-meta>
</file>